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cePay Working Prototype Document: ( doc will be updated with every addition )<text:s/></text:p>
      <text:p text:style-name="Normal"/>
      <text:p text:style-name="P2">Overview:</text:p>
      <text:p text:style-name="Normal">This is a working prototype of the Facepay web application , right now it uses secure face detection and verification for payment transaction. This application uses face biometrics along with conventional credentials thereby adding a layer of security.</text:p>
      <text:p text:style-name="Normal"/>
      <text:p text:style-name="P3">Tech Stack Used:</text:p>
      <text:p text:style-name="Normal">1)OpenCV and MTCNN for face detection and recognition</text:p>
      <text:p text:style-name="Normal">2)FaceNet for extracting face embeddings</text:p>
      <text:p text:style-name="Normal">3)SQLite for databases</text:p>
      <text:p text:style-name="Normal">4)HTML, CSS, JavaScript <text:s/>for frontend design and interactivity<text:s/></text:p>
      <text:p text:style-name="Normal">5)Flask for webserver</text:p>
      <text:p text:style-name="Normal"/>
      <text:p text:style-name="P4">Application Structure:</text:p>
      <text:p text:style-name="P5"/>
      <text:p text:style-name="P6">Frontend components:</text:p>
      <text:p text:style-name="Normal"><text:span text:style-name="T7">1.Base.html :<text:s/></text:span>Ref to html and css for all pages</text:p>
      <text:p text:style-name="Normal">2.<text:span text:style-name="T8">register.html</text:span><text:s/>: Where the user submits the face data, bank/card data, personal details for the first time</text:p>
      <text:p text:style-name="Normal">3.<text:span text:style-name="T9">success.html</text:span><text:s/>: The in between page that comes to comes after user details are successfully recorded the first time</text:p>
      <text:p text:style-name="Normal">4.<text:span text:style-name="T10">login.html</text:span>:Where the user logs in with the id ,password and their face afterwards</text:p>
      <text:p text:style-name="Normal">5.<text:span text:style-name="T11">products.html</text:span>: Page comes after the login as a dummy product website page</text:p>
      <text:p text:style-name="Normal">6.<text:span text:style-name="T12">checkout.html:</text:span><text:s/>This page does the verification of live captured face with the stored user face</text:p>
      <text:p text:style-name="Normal">7.<text:span text:style-name="T13">payment_success.html</text:span>: If they are the same user then payment goes through and this page appears.</text:p>
      <text:p text:style-name="Normal"/>
      <text:p text:style-name="P14">Backend components:</text:p>
      <text:p text:style-name="Normal"><text:span text:style-name="T15">1.app.py :<text:s/></text:span>Main flask application that handles all the routes, requests <text:s/>and helps interact with the database, frontend and backend database.</text:p>
      <text:p text:style-name="Normal">2.<text:span text:style-name="T16">utils.py</text:span>: This is a helper function that helps for face detection, embedding , user registration, verification.</text:p>
      <text:p text:style-name="Normal">3.<text:span text:style-name="T17">database.py</text:span>: Manages the SQLite database and any data related functions.</text:p>
      <text:p text:style-name="P18"/>
      <text:p text:style-name="P19"/>
      <text:p text:style-name="P2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oulomi Saha</meta:initial-creator>
    <dc:creator>Poulomi Saha</dc:creator>
    <meta:creation-date>2024-10-28T11:13:00Z</meta:creation-date>
    <dc:date>2024-10-29T13:31:00Z</dc:date>
    <meta:template xlink:href="Normal.dotm" xlink:type="simple"/>
    <meta:editing-cycles>2</meta:editing-cycles>
    <meta:editing-duration>PT4500S</meta:editing-duration>
    <meta:document-statistic meta:page-count="2" meta:paragraph-count="3" meta:word-count="238" meta:character-count="1595" meta:row-count="11" meta:non-whitespace-character-count="1360"/>
  </office:meta>
</office:document-meta>
</file>